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C7B69824CD9DEA29.png" manifest:media-type="image/png"/>
  <manifest:file-entry manifest:full-path="Pictures/10000201000007800000043872C53ACD0B364212.png" manifest:media-type="image/png"/>
  <manifest:file-entry manifest:full-path="Pictures/100002010000078000000438E79C64092A7360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<text:span text:style-name="T1">Section 7: 3D Secure 1.0 VS 2.0 a Table of featu</text:span>res and comparis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2">3D Secure 1.0 VS 2.0 a Table of featu</text:span>res and comparis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212cm" svg:y="-0.013cm">
          <draw:image xlink:href="Pictures/100002010000078000000438C7B69824CD9DEA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212cm" svg:y="-0.013cm">
          <draw:image xlink:href="Pictures/10000201000007800000043872C53ACD0B3642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212cm" svg:y="-0.013cm">
          <draw:image xlink:href="Pictures/100002010000078000000438E79C64092A7360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3-01-05T14:15:20.594000000</dc:date>
    <meta:editing-duration>PT1M13S</meta:editing-duration>
    <meta:editing-cycles>1</meta:editing-cycles>
    <meta:document-statistic meta:object-count="40"/>
  </office:meta>
</office:document-meta>
</file>